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64cm" fo:min-width="4.85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24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6.169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eeeeee"/>
      <style:paragraph-properties fo:text-align="center" style:writing-mode="lr-tb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75cm" svg:y1="6.85cm" svg:x2="13.5cm" svg:y2="6.85cm">
          <text:p/>
        </draw:line>
        <draw:line draw:style-name="gr2" draw:text-style-name="P3" draw:layer="layout" svg:x1="12.7cm" svg:y1="10.6cm" svg:x2="13.45cm" svg:y2="10.6cm">
          <text:p/>
        </draw:line>
        <draw:custom-shape draw:style-name="gr1" draw:text-style-name="P2" draw:layer="layout" svg:width="6.488cm" svg:height="1.64cm" svg:x="3.262cm" svg:y="11.65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299cm" svg:y1="1.891cm" svg:x2="6.299cm" svg:y2="2.876cm">
          <text:p/>
        </draw:line>
        <draw:path draw:style-name="gr4" draw:text-style-name="P5" draw:layer="layout" svg:width="11.749cm" svg:height="3.849cm" svg:x="0.75cm" svg:y="6.8cm" svg:viewBox="0 0 11750 3850" svg:d="M0 3850v-3850h11750v3850zM653 132v3718zM11097 132v3718z">
          <text:p text:style-name="P4"><text:span text:style-name="T1">execute_task_3(input)</text:span></text:p>
        </draw:path>
        <draw:line draw:style-name="gr2" draw:text-style-name="P3" draw:layer="layout" svg:x1="12.75cm" svg:y1="6.8cm" svg:x2="12.75cm" svg:y2="10.55cm">
          <text:p/>
        </draw:line>
        <draw:line draw:style-name="gr3" draw:text-style-name="P3" draw:layer="layout" svg:x1="6.45cm" svg:y1="10.665cm" svg:x2="6.45cm" svg:y2="11.65cm">
          <text:p/>
        </draw:line>
        <draw:custom-shape draw:style-name="gr5" draw:text-style-name="P6" draw:layer="layout" svg:width="8.5cm" svg:height="3cm" svg:x="1.75cm" svg:y="2.85cm">
          <text:p/>
          <draw:enhanced-geometry svg:viewBox="0 0 21600 21600" draw:glue-points="?f6 0 10800 ?f8 ?f11 10800 ?f9 21600 10800 ?f10 ?f5 10800" draw:text-areas="?f3 ?f3 ?f4 ?f4" draw:type="parallelogram" draw:modifiers="2886.436889777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" draw:text-style-name="P7" draw:layer="layout" svg:width="5.743cm" svg:height="2.471cm" svg:x="3.507cm" svg:y="3.75cm">
          <draw:text-box>
            <text:p><text:span text:style-name="T1">вывод(введите строку)</text:span></text:p>
            <text:p><text:span text:style-name="T1">ввод(input)</text:span></text:p>
          </draw:text-box>
        </draw:frame>
        <draw:line draw:style-name="gr3" draw:text-style-name="P3" draw:layer="layout" svg:x1="6.35cm" svg:y1="5.865cm" svg:x2="6.35cm" svg:y2="6.85cm">
          <text:p/>
        </draw:line>
        <draw:frame draw:style-name="gr7" draw:text-style-name="P7" draw:layer="layout" svg:width="6.669cm" svg:height="3.026cm" svg:x="12.75cm" svg:y="7.279cm">
          <draw:text-box>
            <text:p><text:span text:style-name="T1">вызов </text:span></text:p>
            <text:p><text:span text:style-name="T1">execute_task_3(char *), </text:span></text:p>
            <text:p><text:span text:style-name="T1">который </text:span></text:p>
            <text:p><text:span text:style-name="T1">выполняет task_3</text:span></text:p>
            <text:p><text:span text:style-name="T1"/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1-28T20:04:28.071902691</dc:date>
    <meta:editing-duration>PT1H6M22S</meta:editing-duration>
    <meta:editing-cycles>14</meta:editing-cycles>
    <meta:generator>LibreOffice/25.2.7.2$Linux_X86_64 LibreOffice_project/520$Build-2</meta:generator>
    <meta:document-statistic meta:object-count="12"/>
  </office:meta>
</office:document-meta>
</file>